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office:forms form:automatic-focus="false" form:apply-design-mode="false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</table:table>
      <table:table table:name="Pergunta 4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['Pergunta 3'.F10]/10" office:value-type="float" office:value="0.00001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number-columns-repeated="3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['Pergunta 3'.F10]/10" office:value-type="float" office:value="0.00001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number-columns-repeated="3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['Pergunta 3'.F10]/10" office:value-type="float" office:value="0.00001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number-columns-repeated="3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9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0.280439667421449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number-columns-repeated="3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0.465944607492715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number-columns-repeated="3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number-columns-repeated="3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number-columns-repeated="3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table:number-columns-repeated="3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number-columns-repeated="3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number-columns-repeated="3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02:19:05.5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03:13:07.240000000</dc:date>
    <meta:editing-duration>PT2H45M47S</meta:editing-duration>
    <meta:editing-cycles>22</meta:editing-cycles>
    <meta:generator>LibreOffice/4.2.2.1$Windows_x86 LibreOffice_project/3be8cda0bddd8e430d8cda1ebfd581265cca5a0f</meta:generator>
    <meta:document-statistic meta:table-count="6" meta:cell-count="360" meta:object-count="0"/>
  </office:meta>
</office:document-meta>
</file>